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00c" officeooo:paragraph-rsid="001170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do por iv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3" meta:character-count="15" meta:non-whitespace-character-count="13"/>
  </office:meta>
</office:document-meta>
</file>